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max483-uMAX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max483-uMAX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uMAX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uMAX land pattern version of MaximIC RS-485 Transceive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maximintegrated.com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r. miloh alexande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B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Vcc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RO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oe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_RE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8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A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7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DI</text:p>
          </table:table-cell>
          <table:table-cell table:style-name="ce13" table:number-columns-repeated="249"/>
        </table:table-row>
        <table:table-row table:style-name="ro4">
          <table:table-cell table:style-name="ce4" office:value-type="string" calcext:value-type="string">
            <text:p>5</text:p>
          </table:table-cell>
          <table:table-cell table:style-name="ce4"/>
          <table:table-cell table:style-name="ce4" office:value-type="string" calcext:value-type="string">
            <text:p>o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13" table:number-columns-repeated="249"/>
        </table:table-row>
        <table:table-row table:style-name="ro4" table:number-rows-repeated="8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62:Tabelle1.G6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09:47:28.8261440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06-04-10T19:33:07</meta:creation-date>
    <dc:date>2014-06-26T09:49:23.788813715</dc:date>
    <dc:language>de-DE</dc:language>
    <meta:editing-cycles>8</meta:editing-cycles>
    <meta:editing-duration>PT30M38S</meta:editing-duration>
    <meta:document-statistic meta:table-count="3" meta:cell-count="131" meta:object-count="0"/>
    <meta:user-defined meta:name="Info 1"/>
    <meta:user-defined meta:name="Info 2"/>
    <meta:user-defined meta:name="Info 3"/>
    <meta:user-defined meta:name="Info 4"/>
  </office:meta>
</office:document-meta>
</file>